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5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Terum<text:span text:style-name="T2">á</text:span><text:span text:style-name="T3">/</text:span></text:p>
      <text:p text:style-name="P5"><text:span text:style-name="T3">Maker of the world! <text:s/>How shall earth</text:span><text:span text:style-name="T4">ly</text:span><text:span text:style-name="T5"> bound creatures/ presume to do Thee honor? <text:s/>Behold! measureless/ space cannot hold Thy Spirit. <text:s/>Wilt Thou be then/ narrowed down within the limits set for Thee by/ mortals? <text:s/>Or canst Thou sit enthroned in their midst,/ like a human King, and feel exalted by their rich/ gifts? <text:s/>Not so, O Lord of the universe!...But, be-/-cause Thou art good, as Thou art unspeakably great,/ Thou deignest to tower Thy glory to man's level, that/ our hearts may become purified in the exercise of outward/ worship. <text:s/>Therefore it is chronicled in the/ lesson of this Sabbath, that Thou didst command our/ forefathers to rear a tabernacle, declaring that Thy/ heavenly countenance would hallow it. <text:s/>It was/ to impress their minds with a fear, which might/ deter them from sin, that Thou didst instruct their/ leader, to enclose the tablets of the Sinaic covenant in/ an ark, and to let that shrine precede them in all/ their journeys. <text:s/>To direct the</text:span><text:span text:style-name="T4">m</text:span><text:span text:style-name="T5"> attention of the Hebrews to that sacred/ object, the faces of the golden Cherubim hovering above it were made to bend/</text:span></text:p>
      <text:p text:style-name="P5"><text:span text:style-name="T5"/></text:p>
      <text:p text:style-name="P5"><text:span text:style-name="T5">[Page 2]</text:span></text:p>
      <text:p text:style-name="P5"><text:span text:style-name="T5">downward; while their outstretched wings/ typified the protection Thou grantest to the/ adherents of Thy word. <text:s/>Likewise the table, upon/ which the shoe-bread was placed on each returning/ Sabbath, purposed to teach </text:span><text:span text:style-name="T4">them</text:span><text:span text:style-name="T5"> that Thou art/ the provident Father, who giveth food in glad-/-some plenty. <text:s/>Nor could the perpetual/ light--a fit symbol of Thy existence--, fail to/ inspire the thought, that Thy wakeful eye </text:span><text:span text:style-name="T4">constantly</text:span><text:span text:style-name="T5"> ever/ looks towards </text:span><text:span text:style-name="T4">of them</text:span><text:span text:style-name="T5"> every living being. <text:s/>Aye: all things </text:span><text:span text:style-name="T4">subjects</text:span><text:span text:style-name="T5">/ pertaining to the olden Sanctuary meant to im-/-part that essential truth. <text:s/>For, to spiritualize/ those, whom Thou hadst </text:span><text:soft-page-break/><text:span text:style-name="T5">separated from a heathen/ world, Thou wouldst surround them with visible/ signs, that might recall their bond of Union with/ Thee, their Deliverer and Legislator./</text:span></text:p>
      <text:p text:style-name="P5"><text:span text:style-name="T5">God of all eternity! <text:s/>The descendants of Jacob,/ scattered through the four corners of the earth, can/ no more offer Thee homage in the manner laid/ down by Moses Thy servant. <text:s/>But as they/ gather together in the dwellings they have dedicated/ to Thy name, they eagerly wish that the promise/</text:span></text:p>
      <text:p text:style-name="P5"><text:span text:style-name="T5"/></text:p>
      <text:p text:style-name="P5"><text:span text:style-name="T5">[Page 3]</text:span></text:p>
      <text:p text:style-name="P5"><text:span text:style-name="T5">made to their progenitors be also vouchsafed/ unto the posterity thereof. <text:s/>For, verily Thou art not/ magnified by a gorgeous display in the worship,/ but by the sentiments that move the worshippers[sic!]./ <text:s/>Grant therefore that Thy divine presence may rest/ with us, and sanctify our lives. <text:s/>Grant that when/ we leave this house, in which we address our prayers/ to Thee, and in which we seek religious instruction,/ we may feel spiritually elevated, morally improved,/ and imbued with love for all our brethren, the offspring/ of Adam, whom Thou didst create that they might/ dwell together in unity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4T11:34:51.06</meta:creation-date>
    <dc:date>2012-05-14T11:54:59.47</dc:date>
    <dc:creator>Penn Libraries</dc:creator>
    <meta:editing-duration>PT00H03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622" meta:character-count="4039"/>
  </office:meta>
</office:document-meta>
</file>